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ncrete cold face cased in steel<text:line-break/>Stark sharp glass-eyed crack and peel<text:line-break/>Bright light scream beam brake and squeal<text:line-break/>Red white green white neon wheel.<text:line-break/><text:line-break/>Dream flesh love chase perfumed skin<text:line-break/>Greased hand teeth hide tinseled sin<text:line-break/>Spice ice dance chance sickly grin<text:line-break/>Pasteboard time slot sweat and spin.<text:line-break/><text:line-break/>Blind stick blind drunk cannot see<text:line-break/>Mouth dry tongue tied cannot speak<text:line-break/>Concrete dream flesh broken shell<text:line-break/>Lost soul lost trace lost in hel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3T15:09:42.101485497</meta:creation-date>
    <dc:date>2018-02-03T15:10:08.934301299</dc:date>
    <meta:editing-duration>PT27S</meta:editing-duration>
    <meta:editing-cycles>1</meta:editing-cycles>
    <meta:document-statistic meta:table-count="0" meta:image-count="0" meta:object-count="0" meta:page-count="1" meta:paragraph-count="1" meta:word-count="73" meta:character-count="434" meta:non-whitespace-character-count="360"/>
    <meta:generator>LibreOffice/5.1.6.2$Linux_X86_64 LibreOffice_project/10m0$Build-2</meta:generator>
  </office:meta>
</office:document-meta>
</file>